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T1" style:family="text">
      <style:text-properties officeooo:rsid="001b4cd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A deep learning gated architecture for UGV navigation robust to sensor failures</text:p>
      <text:p text:style-name="P1"/>
      <text:p text:style-name="Standard"/>
      <text:p text:style-name="Standard">In this paper, we introduce a novel methodology for fusing sensors and improving robustness to sensor failures in end-to-end learning based autonomous navigation of ground vehicles in unknown environments. We propose the first learning based camera–LiDAR fusion methodology for autonomous in-door navigation. Specifically, we develop a multimodal end-to-end learning system, which maps raw depths and pixels from LiDAR and camera, respectively, to the steering commands.</text:p>
      <text:p text:style-name="Standard"/>
      <text:p text:style-name="Standard"/>
      <text:p text:style-name="Standard"/>
      <text:p text:style-name="Standard"/>
      <text:p text:style-name="Standard"/>
      <text:p text:style-name="Standard">Classical methods for navigation [14] are based on the SLAM framework where sensory measurements from camera, LiDAR, etc are fused using traditional filtering and estimation methods to obtain vehicle pose which is used for path planning.</text:p>
      <text:p text:style-name="Standard"/>
      <text:p text:style-name="Standard">Also, the fused camera + LiDAR network performs better in several scenarios than the camera-only or LiDAR-only situations. While a LiDAR-only network can enable avoiding of obstacles such as humans, it does not typically detect small (low-profile) objects since these register only a few points in the LiDAR scan. In such situations, the camera image enables the fused network to avoid the obstacle. When approaching a visually featureless wall, a camera-only system cannot disambiguate between left and right turns while the LiDAR enables the fused network to detect the appropriate turn.</text:p>
      <text:p text:style-name="Standard">When passing an open door or other open spaces (such as a short corridor leading to a dead end), the LiDAR being a more geometric sensor measuring distances to points tends to make a LiDAR-only system move towards the open space. However, the visual features implicitly detected from the camera enable the fused network to completely ignore such an ‘‘unintended’’ open space and remain at the center of the corridor</text:p>
      <text:p text:style-name="Standard"/>
      <text:p text:style-name="Standard">A convolutional neural network based architecture was introduced for fusing vision and depth measurements from camera and LiDAR, respectively, for learning an autonomous navigation policy for a ground robot operating in an indoor environment. Multiple network architectures were considered including a novel dropout regularization aided gating based network architecture. This architecture enables the ground vehicle navigation to be robust to the possibility of sensor failure or data corruption and to properly leverage the complementary strengths of the two sensors so as to achieve better performance than with either sensor separately. It was experimentally demonstrated that the proposed deep learning based system is able to fully autonomously navigate in the indoor environment with robustness to the failure of either the camera or the LiDAR and to various types of sensor data corru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09T13:35:21.600336398</meta:creation-date>
    <dc:date>2021-09-10T16:27:47.415739387</dc:date>
    <meta:editing-duration>PT20M19S</meta:editing-duration>
    <meta:editing-cycles>3</meta:editing-cycles>
    <meta:generator>LibreOffice/6.0.7.3$Linux_X86_64 LibreOffice_project/00m0$Build-3</meta:generator>
    <meta:print-date>2021-09-10T16:25:29.463633831</meta:print-date>
    <meta:document-statistic meta:table-count="0" meta:image-count="0" meta:object-count="0" meta:page-count="1" meta:paragraph-count="6" meta:word-count="406" meta:character-count="2688" meta:non-whitespace-character-count="2289"/>
  </office:meta>
</office:document-meta>
</file>